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853da4"/>
    </style:style>
    <style:style style:name="P4" style:family="paragraph" style:parent-style-name="Heading_20_2">
      <style:text-properties officeooo:paragraph-rsid="0608ccd7"/>
    </style:style>
    <style:style style:name="P5" style:family="paragraph" style:parent-style-name="Text_20_body">
      <style:text-properties officeooo:rsid="0661443b" officeooo:paragraph-rsid="06853da4"/>
    </style:style>
    <style:style style:name="P6" style:family="paragraph" style:parent-style-name="Text_20_body">
      <style:paragraph-properties fo:line-height="100%"/>
      <style:text-properties officeooo:rsid="04af6545" officeooo:paragraph-rsid="06674392"/>
    </style:style>
    <style:style style:name="P7" style:family="paragraph" style:parent-style-name="Text_20_body">
      <style:text-properties officeooo:paragraph-rsid="06853da4"/>
    </style:style>
    <style:style style:name="P8" style:family="paragraph" style:parent-style-name="Text_20_body">
      <style:text-properties fo:language="en" fo:country="US" officeooo:rsid="0692fed4" officeooo:paragraph-rsid="0692fed4"/>
    </style:style>
    <style:style style:name="P9" style:family="paragraph" style:parent-style-name="Text_20_body">
      <style:text-properties style:font-name="Monospace" officeooo:rsid="06853da4" officeooo:paragraph-rsid="06853da4" style:font-size-asian="10.5pt" style:font-name-complex="David CLM" style:font-weight-complex="normal"/>
    </style:style>
    <style:style style:name="P10" style:family="paragraph" style:parent-style-name="Text_20_body">
      <style:text-properties style:font-name="Monospace" fo:language="en" fo:country="US" officeooo:rsid="0695f351" officeooo:paragraph-rsid="0695f351" style:font-size-asian="10.5pt" style:font-name-complex="David CLM" style:font-weight-complex="normal"/>
    </style:style>
    <style:style style:name="P11" style:family="paragraph" style:parent-style-name="Text_20_body">
      <style:text-properties officeooo:paragraph-rsid="0692fed4"/>
    </style:style>
    <style:style style:name="P12" style:family="paragraph" style:parent-style-name="Text_20_body">
      <style:text-properties officeooo:paragraph-rsid="0695d5d1"/>
    </style:style>
    <style:style style:name="P13" style:family="paragraph" style:parent-style-name="Heading_20_1">
      <style:paragraph-properties fo:line-height="100%"/>
      <style:text-properties officeooo:rsid="04af6545" officeooo:paragraph-rsid="04af6545"/>
    </style:style>
    <style:style style:name="P14" style:family="paragraph" style:parent-style-name="Heading_20_2">
      <style:text-properties officeooo:paragraph-rsid="069bde80"/>
    </style:style>
    <style:style style:name="P15" style:family="paragraph" style:parent-style-name="Heading_20_2">
      <style:text-properties officeooo:paragraph-rsid="06a096ae"/>
    </style:style>
    <style:style style:name="P16" style:family="paragraph" style:parent-style-name="Heading_20_2">
      <style:text-properties officeooo:paragraph-rsid="06b30e6b"/>
    </style:style>
    <style:style style:name="P17" style:family="paragraph" style:parent-style-name="Standard">
      <style:text-properties officeooo:rsid="06a5a2d9" officeooo:paragraph-rsid="06a5a2d9"/>
    </style:style>
    <style:style style:name="P18" style:family="paragraph" style:parent-style-name="Standard">
      <style:text-properties officeooo:paragraph-rsid="06a5a2d9"/>
    </style:style>
    <style:style style:name="P19" style:family="paragraph" style:parent-style-name="Standard">
      <style:text-properties officeooo:rsid="06a68dc2" officeooo:paragraph-rsid="06a68dc2"/>
    </style:style>
    <style:style style:name="P20" style:family="paragraph" style:parent-style-name="Standard">
      <style:text-properties officeooo:paragraph-rsid="06a68dc2"/>
    </style:style>
    <style:style style:name="P21" style:family="paragraph" style:parent-style-name="Standard">
      <style:text-properties officeooo:paragraph-rsid="06a8874c"/>
    </style:style>
    <style:style style:name="P22" style:family="paragraph" style:parent-style-name="Standard">
      <style:text-properties officeooo:rsid="069bde80" officeooo:paragraph-rsid="06a8874c"/>
    </style:style>
    <style:style style:name="P23" style:family="paragraph" style:parent-style-name="Text_20_body" style:list-style-name="L1">
      <style:text-properties style:font-name="Monospace" officeooo:rsid="06853da4" officeooo:paragraph-rsid="06853da4" style:font-size-asian="10.5pt" style:font-name-complex="David CLM" style:font-weight-complex="normal"/>
    </style:style>
    <style:style style:name="P24" style:family="paragraph" style:parent-style-name="Text_20_body">
      <style:text-properties officeooo:rsid="069bde80" officeooo:paragraph-rsid="069bde80"/>
    </style:style>
    <style:style style:name="P25" style:family="paragraph" style:parent-style-name="Text_20_body">
      <style:text-properties officeooo:rsid="069bde80" officeooo:paragraph-rsid="06ac5f16"/>
    </style:style>
    <style:style style:name="P26" style:family="paragraph" style:parent-style-name="Text_20_body">
      <style:text-properties officeooo:rsid="06b14e7b" officeooo:paragraph-rsid="06b14e7b"/>
    </style:style>
    <style:style style:name="P27" style:family="paragraph" style:parent-style-name="Text_20_body">
      <style:text-properties officeooo:paragraph-rsid="06b14e7b"/>
    </style:style>
    <style:style style:name="P28" style:family="paragraph" style:parent-style-name="Text_20_body">
      <style:text-properties officeooo:paragraph-rsid="06bab3c0"/>
    </style:style>
    <style:style style:name="P29" style:family="paragraph" style:parent-style-name="Text_20_body">
      <style:text-properties officeooo:rsid="06c1e06a" officeooo:paragraph-rsid="06c1e06a"/>
    </style:style>
    <style:style style:name="P30" style:family="paragraph" style:parent-style-name="Text_20_body">
      <style:paragraph-properties fo:text-align="start" style:justify-single-word="false" style:writing-mode="lr-tb"/>
      <style:text-properties fo:language="en" fo:country="US" officeooo:rsid="069bde80" officeooo:paragraph-rsid="069bde80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6b14e7b" officeooo:paragraph-rsid="06b14e7b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6c1e06a" officeooo:paragraph-rsid="06c1e06a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a3f09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style:font-name="Monospace" style:font-size-asian="10.5pt" style:font-name-complex="David CLM" style:font-weight-complex="normal"/>
    </style:style>
    <style:style style:name="T15" style:family="text">
      <style:text-properties style:font-name="Monospace" officeooo:rsid="068311cf" style:font-size-asian="10.5pt" style:font-name-complex="David CLM" style:font-weight-complex="normal"/>
    </style:style>
    <style:style style:name="T16" style:family="text">
      <style:text-properties style:font-name="Monospace" officeooo:rsid="06853da4" style:font-size-asian="10.5pt" style:font-name-complex="David CLM" style:font-weight-complex="normal"/>
    </style:style>
    <style:style style:name="T17" style:family="text">
      <style:text-properties style:font-name="Monospace" officeooo:rsid="069e9e2a" style:font-size-asian="10.5pt" style:font-name-complex="David CLM" style:font-weight-complex="normal"/>
    </style:style>
    <style:style style:name="T18" style:family="text">
      <style:text-properties style:font-name="Monospace" officeooo:rsid="06a68dc2" style:font-size-asian="10.5pt" style:font-name-complex="David CLM" style:font-weight-complex="normal"/>
    </style:style>
    <style:style style:name="T19" style:family="text">
      <style:text-properties style:font-name="Monospace" officeooo:rsid="06a5a2d9" style:font-size-asian="10.5pt" style:font-name-complex="David CLM" style:font-weight-complex="normal"/>
    </style:style>
    <style:style style:name="T20" style:family="text">
      <style:text-properties style:font-name="Monospace" officeooo:rsid="06a73348" style:font-size-asian="10.5pt" style:font-name-complex="David CLM" style:font-weight-complex="normal"/>
    </style:style>
    <style:style style:name="T21" style:family="text">
      <style:text-properties style:font-name="Monospace" officeooo:rsid="06aa3238" style:font-size-asian="10.5pt" style:font-name-complex="David CLM" style:font-weight-complex="normal"/>
    </style:style>
    <style:style style:name="T22" style:family="text">
      <style:text-properties style:font-name="Monospace" officeooo:rsid="06b14e7b" style:font-size-asian="10.5pt" style:font-name-complex="David CLM" style:font-weight-complex="normal"/>
    </style:style>
    <style:style style:name="T23" style:family="text">
      <style:text-properties style:font-name="Monospace" officeooo:rsid="06ab7e90" style:font-size-asian="10.5pt" style:font-name-complex="David CLM" style:font-weight-complex="normal"/>
    </style:style>
    <style:style style:name="T24" style:family="text">
      <style:text-properties style:font-name="Monospace" officeooo:rsid="06afe940" style:font-size-asian="10.5pt" style:font-name-complex="David CLM" style:font-weight-complex="normal"/>
    </style:style>
    <style:style style:name="T25" style:family="text">
      <style:text-properties style:font-name="Monospace" officeooo:rsid="06bab3c0" style:font-size-asian="10.5pt" style:font-name-complex="David CLM" style:font-weight-complex="normal"/>
    </style:style>
    <style:style style:name="T26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27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28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9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30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31" style:family="text">
      <style:text-properties style:font-name="Monospace" fo:language="en" fo:country="US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bab3c0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bbca92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bfe60e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c22817" style:font-size-asian="10.5pt" style:font-name-complex="David CLM" style:font-weight-complex="normal"/>
    </style:style>
    <style:style style:name="T38" style:family="text">
      <style:text-properties style:font-name="Monospace" fo:font-weight="bold" style:font-size-asian="10.5pt" style:font-weight-asian="bold" style:font-name-complex="David CLM" style:font-weight-complex="bold"/>
    </style:style>
    <style:style style:name="T39" style:family="text">
      <style:text-properties style:font-name="Monospace" fo:font-weight="bold" officeooo:rsid="06b14e7b" style:font-size-asian="10.5pt" style:font-weight-asian="bold" style:font-name-complex="David CLM" style:font-weight-complex="bold"/>
    </style:style>
    <style:style style:name="T40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41" style:family="text">
      <style:text-properties officeooo:rsid="06a5a2d9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6a68dc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">מטלה</text:span> <text:span text:style-name="T2">- חלוקת חפצים בדידים</text:span></text:h>
      <text:p text:style-name="P6">יש לענות על שאלה אחת לבחירתכם. <text:s/><text:span text:style-name="T4">שאלות המסומנות בכוכבית (*) מזכות בניקוד כפול.</text:span></text:p>
      <text:p text:style-name="P6"/>
      <text:p text:style-name="P4"><text:span text:style-name="T5">שאלה </text:span><text:span text:style-name="T3">1: </text:span><text:span text:style-name="T7">פרדוקס אלאבאמה</text:span></text:p>
      <text:p text:style-name="P11"><text:span text:style-name="T26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27">התברר, שאם מספר המושבים בקונגרס יהיה 299, אז מדינת אלאבאמה תקבל 8 מושבים; אבל אם מספר המושבים יהיה 300, אז אלאבאמה תקבל רק 7 מושבים. </text:span><text:span text:style-name="T28">מצב זה נקרא </text:span><text:span text:style-name="T30">פרדוקס אלאבאמה</text:span><text:span text:style-name="T28">.</text:span></text:p>
      <text:p text:style-name="P12"><text:span text:style-name="T28">א. הראו </text:span><text:span text:style-name="T29">דוגמה לפרדוקס אלאבאמה כאשר משתמשים בשיטת המילטון.</text:span></text:p>
      <text:p text:style-name="P10">ב. הוכיחו שפרדוקס אלאבאמה לא קורה כאשר משתמשים בשיטת-מחלק כלשהי.</text:p>
      <text:p text:style-name="P8"/>
      <text:p text:style-name="P3">* שאלה <text:span text:style-name="T6">2</text:span>: <text:span text:style-name="T6">חלוקת המושבים בכנסת</text:span></text:p>
      <text:p text:style-name="P7"><text:span text:style-name="T15">מ</text:span><text:span text:style-name="T16">צאו באינטרנט את תוצאות הבחירות האחרונות לכנסת. הפעילו את </text:span><text:span text:style-name="T17">שיטות אדאמס, וובסטר וג’פרסון </text:span><text:span text:style-name="T16">על תוצאות הבחירות לכנסת, בשני מצבים:</text:span></text:p>
      <text:list xml:id="list3856206068" text:style-name="L1">
        <text:list-item>
          <text:p text:style-name="P23">א. בלי אחוז חסימה;</text:p>
        </text:list-item>
        <text:list-item>
          <text:p text:style-name="P23">ב. עם אחוז החסימה הנוכחי.</text:p>
        </text:list-item>
      </text:list>
      <text:p text:style-name="P9">השוו את התוצאות להרכב הכנסת כיום. אילו מפלגות היו מפסידות ואילו מפלגות היו מרוויחות מהשינוי?</text:p>
      <text:p text:style-name="P5"/>
      <text:p text:style-name="P14">שאלה <text:span text:style-name="T8">3</text:span>: <text:span text:style-name="T12">איזו שיטה טובה יותר למפלגות קטנות?</text:span></text:p>
      <text:p text:style-name="P26"><text:span text:style-name="T15">נ</text:span><text:span text:style-name="T14">תונות שתי שיטות-מחלק עם פוקנציות-מחלק </text:span><text:span text:style-name="T31">f, g. </text:span></text:p>
      <text:p text:style-name="P26"><text:span text:style-name="T31">נתון, שלכל a, b כאשר a&lt;b, מתקיים:</text:span></text:p>
      <text:p text:style-name="P31"><text:span text:style-name="T31">f(a)/f(b) &lt; g(a)/g(b).</text:span></text:p>
      <text:p text:style-name="P27"><text:span text:style-name="T15">ה</text:span><text:span text:style-name="T22">וכיחו, ששיטה </text:span><text:span text:style-name="T33">f</text:span><text:span text:style-name="T22"> טובה למפלגות קטנות </text:span><text:span text:style-name="T25">לפחות כמו </text:span><text:span text:style-name="T22">שיטה </text:span><text:span text:style-name="T33">g.</text:span></text:p>
      <text:p text:style-name="P28"><text:span text:style-name="T34">(כלומר: אם מפלגה א קטנה יותר ממפלגה ב, אז </text:span><text:span text:style-name="T35">בחלוקת מספר מושבים קבוע בין מפלגה א למפלגה ב, מפלגה א תקבל </text:span><text:span text:style-name="T36">בשיטה f </text:span><text:span text:style-name="T35">לפחות אותו מספר מושבים </text:span><text:span text:style-name="T36">כמו שהיתה מקבלת בשיטה g</text:span><text:span text:style-name="T35">).</text:span></text:p>
      <text:p text:style-name="P29"><text:span text:style-name="T31"/></text:p>
      <text:p text:style-name="P29"><text:span text:style-name="T14"/></text:p>
      <text:p text:style-name="P16"><text:soft-page-break/>שאלה <text:span text:style-name="T10">4</text:span>: <text:span text:style-name="T13">זיהוי הטיות</text:span></text:p>
      <text:p text:style-name="P24"><text:span text:style-name="T15">כ</text:span><text:span text:style-name="T14">זכור, שיטת הנטינגטון-היל היא שיטת-מחלק עם פונציית המחלק הבאה:</text:span></text:p>
      <text:p text:style-name="P30"><text:span text:style-name="T14">f(s) = sqrt(s*(s+1))</text:span></text:p>
      <text:p text:style-name="P25"><text:span text:style-name="T32">זו השיטה המקובלת בארה"ב לחלוקת מושבים בקונגרס בין המדינות. </text:span><text:span text:style-name="T37">בדקו, ע"י מספר דוגמאות, </text:span><text:span text:style-name="T14">האם בשיטה הזו ישנה הטיה לטובת מפלגות קטנות או גדולות? </text:span><text:span text:style-name="T23">(“הטיה” הכוונה שמעגלים למעלה </text:span><text:span text:style-name="T24">את מספר המושבים של </text:span><text:span text:style-name="T23">המפלגה הגדולה/הקטנה יותר, גם כאשר השארית שלה קטנה מ-0.5). </text:span></text:p>
      <text:p text:style-name="P25"><text:span text:style-name="T14"/></text:p>
      <text:p text:style-name="P15">* שאלה <text:span text:style-name="T11">5</text:span>: <text:span text:style-name="T9">גבול עליון ותחתון</text:span></text:p>
      <text:p text:style-name="P17"><text:span text:style-name="T42">הגבול העליון </text:span>של מפלגה הוא מספר המושבים המגיע לה מעוגל כלפי מעלה; <text:span text:style-name="T42">הגבול התחתון</text:span> של מפלגה הוא מספר המושבים המגיע לה מעוגל כלפי מטה.</text:p>
      <text:p text:style-name="P17"/>
      <text:p text:style-name="P20"><text:span text:style-name="T41">א. הראו דוגמה שבה שיטת ג’פרסון נותנת למפלגה מסויימת </text:span><text:span text:style-name="T18">מעל הגבול העליון שלה </text:span><text:span text:style-name="T19">(</text:span><text:span text:style-name="T18">דרושות</text:span><text:span text:style-name="T19"> שלוש מפלגות לפחות)</text:span><text:span text:style-name="T18">.</text:span></text:p>
      <text:p text:style-name="P18"><text:span text:style-name="T18"/></text:p>
      <text:p text:style-name="P20"><text:span text:style-name="T18">ב. הוכיחו שזה לא יכול לקרות עם שיטת אדאמס – כל מפלגה מקבלת לכל היותר את הגבול העליון שלה.</text:span></text:p>
      <text:p text:style-name="P19"><text:span text:style-name="T14"/></text:p>
      <text:p text:style-name="P20"><text:span text:style-name="T43">ג</text:span><text:span text:style-name="T41">. הראו דוגמה שבה שיטת </text:span><text:span text:style-name="T18">אדאמס</text:span><text:span text:style-name="T41"> נותנת למפלגה מסויימת </text:span><text:span text:style-name="T18">מתחת לגבול התחתון שלה </text:span><text:span text:style-name="T19">(</text:span><text:span text:style-name="T18">דרושות</text:span><text:span text:style-name="T19"> שלוש מפלגות לפחות)</text:span><text:span text:style-name="T18">.</text:span></text:p>
      <text:p text:style-name="P20"><text:span text:style-name="T18"/></text:p>
      <text:p text:style-name="P21"><text:span text:style-name="T21">ד</text:span><text:span text:style-name="T18">. הוכיחו שזה לא יכול לקרות עם שיטת </text:span><text:span text:style-name="T19">ג’פרסון</text:span><text:span text:style-name="T18"> – כל מפלגה מקבלת </text:span><text:span text:style-name="T20">לפחות</text:span><text:span text:style-name="T18"> את הגבול </text:span><text:span text:style-name="T20">התחתון שלה</text:span><text:span text:style-name="T18">.</text:span></text:p>
      <text:p text:style-name="P22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03T14:25:06.120000000</dc:date>
    <meta:editing-duration>P12DT58M51S</meta:editing-duration>
    <meta:editing-cycles>1550</meta:editing-cycles>
    <meta:document-statistic meta:table-count="0" meta:image-count="0" meta:object-count="0" meta:page-count="2" meta:paragraph-count="29" meta:word-count="383" meta:character-count="2153" meta:non-whitespace-character-count="1796"/>
  </office:meta>
</office:document-meta>
</file>